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10.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18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1.35cm" fo:min-width="3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5cm" fo:min-width="6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cm" fo:min-width="8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7.55cm" fo:min-width="1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3.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3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7.55cm" fo:min-width="14.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3.55cm" fo:min-width="18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2.1cm" svg:x="5.6cm" svg:y="6.6cm">
          <text:p text:style-name="P1">Dropedown:</text:p>
          <text:p text:style-name="P1">Expence</text:p>
          <text:p text:style-name="P1">inc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4cm" svg:x="7.2cm" svg:y="4.1cm">
          <text:p text:style-name="P1">Add entr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3.2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21.6cm" svg:x="1.1cm" svg:y="2.2cm">
          <text:p text:style-name="P1">Company 1</text:p>
          <text:p text:style-name="P1"/>
          <text:p text:style-name="P2">Company 2</text:p>
          <text:p text:style-name="P2"/>
          <text:p text:style-name="P2">Company 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3.3cm" svg:x="0.3cm" svg:y="14.8cm">
          <text:p text:style-name="P1">Submenu</text:p>
          <text:p text:style-name="P1">Add -&gt;</text:p>
          <text:p text:style-name="P1"><text:s/>vi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1cm" svg:height="3.5cm" svg:x="5.4cm" svg:y="9.6cm">
          <text:p text:style-name="P1">Custom dropdown</text:p>
          <text:p text:style-name="P1">Enter new item</text:p>
          <text:p text:style-name="P1">List existing descriptions</text:p>
          <text:p text:style-name="P1">incom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cm" svg:height="7.8cm" svg:x="5.5cm" svg:y="13.7cm">
          <text:p text:style-name="P1">Table</text:p>
          <text:p text:style-name="P1"/>
          <text:p text:style-name="P1">Todays entrys</text:p>
          <text:p text:style-name="P1"/>
          <text:p text:style-name="P1">Slno: | Type | Description | amount |edit / remove|</text:p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cm" svg:height="1.7cm" svg:x="15.3cm" svg:y="22.4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cm" svg:height="1.2cm" svg:x="15.6cm" svg:y="12.2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1.6cm" svg:x="15.4cm" svg:y="9.8cm">
          <text:p text:style-name="P1">valu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9.5cm" svg:height="2.4cm" svg:x="7.2cm" svg:y="4.1cm">
          <text:p text:style-name="P1">Daily vie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3.2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21.6cm" svg:x="1.1cm" svg:y="2.2cm">
          <text:p text:style-name="P1">Company 1</text:p>
          <text:p text:style-name="P1"/>
          <text:p text:style-name="P2">Company 2</text:p>
          <text:p text:style-name="P2"/>
          <text:p text:style-name="P2">Company 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3.3cm" svg:x="1.2cm" svg:y="14.9cm">
          <text:p text:style-name="P1">Submenu</text:p>
          <text:p text:style-name="P1">Add</text:p>
          <text:p text:style-name="P1"><text:s/>View -&gt;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.9cm" svg:height="7.8cm" svg:x="5cm" svg:y="7cm">
          <text:p text:style-name="P1">Table</text:p>
          <text:p text:style-name="P1"/>
          <text:p text:style-name="P1">Todays entrys</text:p>
          <text:p text:style-name="P1"/>
          <text:p text:style-name="P1">Slno: | Date | income/expence| amount |edit / remove|</text:p>
          <text:p text:style-name="P1"/>
          <text:p text:style-name="P1">1 | date2/5/21| income | 2300| </text:p>
          <text:p text:style-name="P1">2 | <text:s text:c="8"/>|expense | 200 <text:s text:c="3"/>| <text:s text:c="6"/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cm" svg:height="1.7cm" svg:x="15.3cm" svg:y="22.4cm">
          <text:p text:style-name="P1">submi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1" draw:layer="layout" svg:width="19cm" svg:height="13.8cm" svg:x="1cm" svg:y="3.8cm">
          <text:p text:style-name="P1">Modal Header Incom/expence </text:p>
          <text:p text:style-name="P1"/>
          <text:p text:style-name="P1">Date: </text:p>
          <text:p text:style-name="P1"/>
          <text:p text:style-name="P1">Table</text:p>
          <text:p text:style-name="P1"/>
          <text:p text:style-name="P1">Descriptions | amount | buttons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3:39:26.547220180</meta:creation-date>
    <dc:date>2021-06-05T14:30:36.919214414</dc:date>
    <meta:editing-duration>PT17M37S</meta:editing-duration>
    <meta:editing-cycles>4</meta:editing-cycles>
    <meta:generator>LibreOffice/6.4.7.2$Linux_X86_64 LibreOffice_project/40$Build-2</meta:generator>
    <meta:document-statistic meta:object-count="17"/>
  </office:meta>
</office:document-meta>
</file>